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5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5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5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15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9316666666667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5.1435cm"/>
    </style:style>
    <style:style style:name="co6" style:family="table-column">
      <style:table-column-properties fo:break-before="auto" style:column-width="3.704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Pwr_re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5V</text:p>
          </table:table-cell>
          <table:table-cell office:value-type="string" table:style-name="ce2">
            <text:p>6V</text:p>
          </table:table-cell>
          <table:table-cell office:value-type="string" table:style-name="ce1">
            <text:p>16V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4]*[.D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3">
            <text:p>3,30E-06</text:p>
          </table:table-cell>
          <table:table-cell table:style-name="ce1"/>
          <table:table-cell office:value-type="float" office:value="3.2999999999999997E-6" table:formula="of:=[.$G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PU 4x 3V3 10k</text:p>
          </table:table-cell>
          <table:table-cell office:value-type="float" office:value="3.3" table:style-name="ce1">
            <text:p>3,3</text:p>
          </table:table-cell>
          <table:table-cell office:value-type="float" office:value="3.3E-4" table:formula="of:=[.C5]/10000" table:style-name="ce3">
            <text:p>3,30E-04</text:p>
          </table:table-cell>
          <table:table-cell office:value-type="float" office:value="1.0889999999999999E-3" table:formula="of:=[.C5]*[.D5]" table:style-name="ce3">
            <text:p>1,09E-03</text:p>
          </table:table-cell>
          <table:table-cell office:value-type="float" office:value="6" table:style-name="ce1">
            <text:p>6</text:p>
          </table:table-cell>
          <table:table-cell office:value-type="float" office:value="6.5339999999999999E-3" table:formula="of:=[.F5]*[.E5]" table:style-name="ce3">
            <text:p>6,53E-03</text:p>
          </table:table-cell>
          <table:table-cell table:style-name="ce1"/>
          <table:table-cell office:value-type="float" office:value="6.5339999999999999E-3" table:formula="of:=[.$G5]" table:style-name="ce3">
            <text:p>6,53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3">
            <text:p>5,00E-08</text:p>
          </table:table-cell>
          <table:table-cell office:value-type="float" office:value="2.4999999999999999E-7" table:formula="of:=[.C6]*[.D6]" table:style-name="ce3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6]*[.E6]" table:style-name="ce3">
            <text:p>2,50E-07</text:p>
          </table:table-cell>
          <table:table-cell table:number-columns-repeated="2" table:style-name="ce1"/>
          <table:table-cell office:value-type="float" office:value="2.4999999999999999E-7" table:formula="of:=[.$G6]" table:style-name="ce3">
            <text:p>2,50E-07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3">
            <text:p>3,00E-04</text:p>
          </table:table-cell>
          <table:table-cell office:value-type="float" office:value="1.4999999999999998E-3" table:formula="of:=[.C8]*[.D8]" table:style-name="ce3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8]*[.E8]" table:style-name="ce3">
            <text:p>1,50E-03</text:p>
          </table:table-cell>
          <table:table-cell table:number-columns-repeated="2" table:style-name="ce1"/>
          <table:table-cell office:value-type="float" office:value="1.4999999999999998E-3" table:formula="of:=[.$G8]" table:style-name="ce3">
            <text:p>1,5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P3221 - Voltage_divider</text:p>
          </table:table-cell>
          <table:table-cell office:value-type="float" office:value="6" table:style-name="ce1">
            <text:p>6</text:p>
          </table:table-cell>
          <table:table-cell office:value-type="float" office:value="7.0588235294117649E-6" table:formula="of:=[.C9]/850000" table:style-name="ce3">
            <text:p>7,06E-06</text:p>
          </table:table-cell>
          <table:table-cell office:value-type="float" office:value="4.2352941176470591E-5" table:formula="of:=[.C9]*[.D9]" table:style-name="ce3">
            <text:p>4,24E-05</text:p>
          </table:table-cell>
          <table:table-cell office:value-type="float" office:value="2" table:style-name="ce1">
            <text:p>2</text:p>
          </table:table-cell>
          <table:table-cell office:value-type="float" office:value="8.4705882352941183E-5" table:formula="of:=[.F9]*[.E9]" table:style-name="ce3">
            <text:p>8,47E-05</text:p>
          </table:table-cell>
          <table:table-cell table:number-columns-repeated="3" table:style-name="ce1"/>
          <table:table-cell office:value-type="float" office:value="8.4705882352941183E-5" table:formula="of:=[.$G9]" table:style-name="ce3">
            <text:p>8,47E-0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3">
            <text:p>2,00E-03</text:p>
          </table:table-cell>
          <table:table-cell office:value-type="float" office:value="1.2E-2" table:formula="of:=[.C10]*[.D10]" table:style-name="ce3">
            <text:p>1,20E-02</text:p>
          </table:table-cell>
          <table:table-cell table:style-name="ce1"/>
          <table:table-cell office:value-type="float" office:value="0" table:formula="of:=[.F10]*[.E10]" table:style-name="ce3">
            <text:p>0,00E+00</text:p>
          </table:table-cell>
          <table:table-cell table:number-columns-repeated="3" table:style-name="ce1"/>
          <table:table-cell office:value-type="float" office:value="0" table:formula="of:=[.$G10]" table:style-name="ce3">
            <text:p>0,00E+0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3.6000000000000004E-2" table:formula="of:=[.C11]*[.D11]" table:style-name="ce3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11]*[.E11]" table:style-name="ce3">
            <text:p>3,60E-02</text:p>
          </table:table-cell>
          <table:table-cell table:number-columns-repeated="3" table:style-name="ce1"/>
          <table:table-cell office:value-type="float" office:value="3.6000000000000004E-2" table:formula="of:=[.$G11]" table:style-name="ce3">
            <text:p>3,60E-0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3V3 - quiet - min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2]*[.D12]" table:style-name="ce3">
            <text:p>1,00E-02</text:p>
          </table:table-cell>
          <table:table-cell table:style-name="ce1"/>
          <table:table-cell office:value-type="float" office:value="0" table:formula="of:=[.F12]*[.E12]" table:style-name="ce3">
            <text:p>0,00E+00</text:p>
          </table:table-cell>
          <table:table-cell table:number-columns-repeated="2" table:style-name="ce1"/>
          <table:table-cell office:value-type="float" office:value="0" table:formula="of:=[.$G1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P2989-3V3 - quiet - max</text:p>
          </table:table-cell>
          <table:table-cell office:value-type="float" office:value="5" table:style-name="ce1">
            <text:p>5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0.03" table:formula="of:=[.C13]*[.D13]" table:style-name="ce3">
            <text:p>3,00E-02</text:p>
          </table:table-cell>
          <table:table-cell office:value-type="float" office:value="1" table:style-name="ce1">
            <text:p>1</text:p>
          </table:table-cell>
          <table:table-cell office:value-type="float" office:value="0.03" table:formula="of:=[.F13]*[.E13]" table:style-name="ce3">
            <text:p>3,00E-02</text:p>
          </table:table-cell>
          <table:table-cell table:number-columns-repeated="2" table:style-name="ce1"/>
          <table:table-cell office:value-type="float" office:value="0.03" table:formula="of:=[.$G13]" table:style-name="ce3">
            <text:p>3,0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3">
            <text:p>4,00E-03</text:p>
          </table:table-cell>
          <table:table-cell office:value-type="float" office:value="0.02" table:formula="of:=[.C14]*[.D14]" table:style-name="ce3">
            <text:p>2,00E-02</text:p>
          </table:table-cell>
          <table:table-cell table:style-name="ce1"/>
          <table:table-cell office:value-type="float" office:value="0" table:formula="of:=[.F14]*[.E14]" table:style-name="ce3">
            <text:p>0,00E+00</text:p>
          </table:table-cell>
          <table:table-cell table:number-columns-repeated="2" table:style-name="ce1"/>
          <table:table-cell office:value-type="float" office:value="0" table:formula="of:=[.$G14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3">
            <text:p>5,00E-03</text:p>
          </table:table-cell>
          <table:table-cell office:value-type="float" office:value="2.5000000000000001E-2" table:formula="of:=[.C15]*[.D15]" table:style-name="ce3">
            <text:p>2,50E-02</text:p>
          </table:table-cell>
          <table:table-cell office:value-type="float" office:value="2" table:style-name="ce1">
            <text:p>2</text:p>
          </table:table-cell>
          <table:table-cell office:value-type="float" office:value="0.05" table:formula="of:=[.F15]*[.E15]" table:style-name="ce3">
            <text:p>5,00E-02</text:p>
          </table:table-cell>
          <table:table-cell table:number-columns-repeated="2" table:style-name="ce1"/>
          <table:table-cell office:value-type="float" office:value="0.05" table:formula="of:=[.$G15]" table:style-name="ce3">
            <text:p>5,00E-0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7]*[.D17]" table:style-name="ce3">
            <text:p>1,00E-02</text:p>
          </table:table-cell>
          <table:table-cell office:value-type="float" office:value="2" table:style-name="ce1">
            <text:p>2</text:p>
          </table:table-cell>
          <table:table-cell office:value-type="float" office:value="0.02" table:formula="of:=[.F17]*[.E17]" table:style-name="ce3">
            <text:p>2,00E-02</text:p>
          </table:table-cell>
          <table:table-cell table:number-columns-repeated="2" table:style-name="ce1"/>
          <table:table-cell office:value-type="float" office:value="0.02" table:formula="of:=[.$G17]" table:style-name="ce3">
            <text:p>2,0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9.9999999999999991E-6" table:formula="of:=[.C18]*[.D18]" table:style-name="ce3">
            <text:p>1,00E-05</text:p>
          </table:table-cell>
          <table:table-cell table:style-name="ce1"/>
          <table:table-cell office:value-type="float" office:value="0" table:formula="of:=[.F18]*[.E18]" table:style-name="ce3">
            <text:p>0,00E+00</text:p>
          </table:table-cell>
          <table:table-cell table:number-columns-repeated="2" table:style-name="ce1"/>
          <table:table-cell office:value-type="float" office:value="0" table:formula="of:=[.$G18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3">
            <text:p>2,60E-03</text:p>
          </table:table-cell>
          <table:table-cell office:value-type="float" office:value="1.2999999999999999E-2" table:formula="of:=[.C19]*[.D19]" table:style-name="ce3">
            <text:p>1,30E-0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6.5000000000000002E-2" table:formula="of:=[.F19]*[.E19]" table:style-name="ce3">
            <text:p>6,50E-02</text:p>
          </table:table-cell>
          <table:table-cell table:number-columns-repeated="2" table:style-name="ce1"/>
          <table:table-cell office:value-type="float" office:value="6.5000000000000002E-2" table:formula="of:=[.$G19]" table:style-name="ce3">
            <text:p>6,5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OPAx388 - MaxDrive</text:p>
          </table:table-cell>
          <table:table-cell office:value-type="float" office:value="5" table:style-name="ce4">
            <text:p>5</text:p>
          </table:table-cell>
          <table:table-cell office:value-type="float" office:value="0.05" table:style-name="ce5">
            <text:p>5,00E-02</text:p>
          </table:table-cell>
          <table:table-cell office:value-type="float" office:value="0.25" table:formula="of:=[.C20]*[.D20]" table:style-name="ce5">
            <text:p>2,50E-01</text:p>
          </table:table-cell>
          <table:table-cell office:value-type="float" office:value="2" table:style-name="ce4">
            <text:p>2</text:p>
          </table:table-cell>
          <table:table-cell office:value-type="float" office:value="0.5" table:formula="of:=[.F20]*[.E20]" table:style-name="ce5">
            <text:p>5,00E-01</text:p>
          </table:table-cell>
          <table:table-cell table:number-columns-repeated="2" table:style-name="ce1"/>
          <table:table-cell office:value-type="float" office:value="0.5" table:formula="of:=[.$G20]" table:style-name="ce3">
            <text:p>5,00E-0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3">
            <text:p>2,30E-03</text:p>
          </table:table-cell>
          <table:table-cell office:value-type="float" office:value="3.6799999999999999E-2" table:formula="of:=[.C21]*[.D21]" table:style-name="ce3">
            <text:p>3,68E-02</text:p>
          </table:table-cell>
          <table:table-cell office:value-type="float" office:value="2" table:style-name="ce1">
            <text:p>2</text:p>
          </table:table-cell>
          <table:table-cell office:value-type="float" office:value="7.3599999999999999E-2" table:formula="of:=[.F21]*[.E21]" table:style-name="ce3">
            <text:p>7,36E-02</text:p>
          </table:table-cell>
          <table:table-cell table:number-columns-repeated="4" table:style-name="ce1"/>
          <table:table-cell office:value-type="float" office:value="7.3599999999999999E-2" table:formula="of:=[.$G21]" table:style-name="ce3">
            <text:p>7,36E-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3">
            <text:p>6,30E-03</text:p>
          </table:table-cell>
          <table:table-cell office:value-type="float" office:value="3.15E-2" table:formula="of:=[.C22]*[.D22]" table:style-name="ce3">
            <text:p>3,15E-02</text:p>
          </table:table-cell>
          <table:table-cell table:style-name="ce1"/>
          <table:table-cell office:value-type="float" office:value="0" table:formula="of:=[.F22]*[.E22]" table:style-name="ce3">
            <text:p>0,00E+00</text:p>
          </table:table-cell>
          <table:table-cell table:number-columns-repeated="2" table:style-name="ce1"/>
          <table:table-cell office:value-type="float" office:value="0" table:formula="of:=[.$G2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ADS8691 - converting</text:p>
          </table:table-cell>
          <table:table-cell office:value-type="float" office:value="5" table:style-name="ce4">
            <text:p>5</text:p>
          </table:table-cell>
          <table:table-cell office:value-type="float" office:value="1.0500000000000001E-2" table:style-name="ce5">
            <text:p>1,05E-02</text:p>
          </table:table-cell>
          <table:table-cell office:value-type="float" office:value="5.2500000000000005E-2" table:formula="of:=[.C23]*[.D23]" table:style-name="ce5">
            <text:p>5,25E-02</text:p>
          </table:table-cell>
          <table:table-cell office:value-type="float" office:value="1" table:style-name="ce4">
            <text:p>1</text:p>
          </table:table-cell>
          <table:table-cell office:value-type="float" office:value="5.2500000000000005E-2" table:formula="of:=[.F23]*[.E23]" table:style-name="ce5">
            <text:p>5,25E-02</text:p>
          </table:table-cell>
          <table:table-cell table:number-columns-repeated="2" table:style-name="ce1"/>
          <table:table-cell office:value-type="float" office:value="5.2500000000000005E-2" table:formula="of:=[.$G23]" table:style-name="ce3">
            <text:p>5,25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3">
            <text:p>2,80E-03</text:p>
          </table:table-cell>
          <table:table-cell office:value-type="float" office:value="1.4E-2" table:formula="of:=[.C24]*[.D24]" table:style-name="ce3">
            <text:p>1,40E-02</text:p>
          </table:table-cell>
          <table:table-cell office:value-type="float" office:value="3" table:style-name="ce1">
            <text:p>3</text:p>
          </table:table-cell>
          <table:table-cell office:value-type="float" office:value="4.2000000000000003E-2" table:formula="of:=[.F24]*[.E24]" table:style-name="ce3">
            <text:p>4,20E-02</text:p>
          </table:table-cell>
          <table:table-cell table:number-columns-repeated="2" table:style-name="ce1"/>
          <table:table-cell office:value-type="float" office:value="4.2000000000000003E-2" table:formula="of:=[.$G24]" table:style-name="ce3">
            <text:p>4,2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3">
            <text:p>1,00E-05</text:p>
          </table:table-cell>
          <table:table-cell office:value-type="float" office:value="5.0000000000000002E-5" table:formula="of:=[.C25]*[.D25]" table:style-name="ce3">
            <text:p>5,00E-05</text:p>
          </table:table-cell>
          <table:table-cell table:style-name="ce1"/>
          <table:table-cell office:value-type="float" office:value="0" table:formula="of:=[.F25]*[.E25]" table:style-name="ce3">
            <text:p>0,00E+00</text:p>
          </table:table-cell>
          <table:table-cell table:number-columns-repeated="2" table:style-name="ce1"/>
          <table:table-cell office:value-type="float" office:value="0" table:formula="of:=[.$G25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3">
            <text:p>2,50E-04</text:p>
          </table:table-cell>
          <table:table-cell office:value-type="float" office:value="8.25E-4" table:formula="of:=[.C26]*[.D26]" table:style-name="ce3">
            <text:p>8,25E-04</text:p>
          </table:table-cell>
          <table:table-cell office:value-type="float" office:value="3" table:style-name="ce1">
            <text:p>3</text:p>
          </table:table-cell>
          <table:table-cell office:value-type="float" office:value="2.4749999999999998E-3" table:formula="of:=[.F26]*[.E26]" table:style-name="ce3">
            <text:p>2,48E-03</text:p>
          </table:table-cell>
          <table:table-cell table:style-name="ce1"/>
          <table:table-cell office:value-type="float" office:value="2.4749999999999998E-3" table:formula="of:=[.$G26]" table:style-name="ce3">
            <text:p>2,48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27]*[.D27]" table:style-name="ce3">
            <text:p>3,30E-06</text:p>
          </table:table-cell>
          <table:table-cell table:style-name="ce1"/>
          <table:table-cell office:value-type="float" office:value="0" table:formula="of:=[.F27]*[.E27]" table:style-name="ce3">
            <text:p>0,00E+00</text:p>
          </table:table-cell>
          <table:table-cell table:style-name="ce1"/>
          <table:table-cell office:value-type="float" office:value="0" table:formula="of:=[.$G27]" table:style-name="ce3">
            <text:p>0,00E+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OPA189 - quiescent max</text:p>
          </table:table-cell>
          <table:table-cell office:value-type="float" office:value="16" table:style-name="ce1">
            <text:p>16</text:p>
          </table:table-cell>
          <table:table-cell office:value-type="float" office:value="1.6999999999999999E-3" table:style-name="ce3">
            <text:p>1,70E-03</text:p>
          </table:table-cell>
          <table:table-cell office:value-type="float" office:value="2.7199999999999998E-2" table:formula="of:=[.C28]*[.D28]" table:style-name="ce3">
            <text:p>2,72E-02</text:p>
          </table:table-cell>
          <table:table-cell office:value-type="float" office:value="1" table:style-name="ce1">
            <text:p>1</text:p>
          </table:table-cell>
          <table:table-cell office:value-type="float" office:value="2.7199999999999998E-2" table:formula="of:=[.F28]*[.E28]" table:style-name="ce3">
            <text:p>2,72E-02</text:p>
          </table:table-cell>
          <table:table-cell table:style-name="ce1"/>
          <table:table-cell table:style-name="ce3"/>
          <table:table-cell table:number-columns-repeated="2" table:style-name="ce1"/>
          <table:table-cell office:value-type="float" office:value="2.7199999999999998E-2" table:formula="of:=[.$G28]" table:style-name="ce3">
            <text:p>2,72E-02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SF0108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5" table:formula="of:=5*0.000005" table:style-name="ce1">
            <text:p>0,000025</text:p>
          </table:table-cell>
          <table:table-cell office:value-type="float" office:value="8.25E-5" table:formula="of:=[.C30]*[.D30]" table:style-name="ce3">
            <text:p>8,25E-05</text:p>
          </table:table-cell>
          <table:table-cell office:value-type="float" office:value="2" table:style-name="ce1">
            <text:p>2</text:p>
          </table:table-cell>
          <table:table-cell office:value-type="float" office:value="1.65E-4" table:formula="of:=[.F30]*[.E30]" table:style-name="ce3">
            <text:p>1,65E-04</text:p>
          </table:table-cell>
          <table:table-cell table:style-name="ce1"/>
          <table:table-cell office:value-type="float" office:value="1.65E-4" table:formula="of:=[.$G30]" table:style-name="ce3">
            <text:p>1,65E-0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4">
            <text:p>PU - 10x 5V 10k</text:p>
          </table:table-cell>
          <table:table-cell office:value-type="float" office:value="5" table:style-name="ce4">
            <text:p>5</text:p>
          </table:table-cell>
          <table:table-cell office:value-type="float" office:value="5.0000000000000001E-4" table:formula="of:=[.C31]/10000" table:style-name="ce4">
            <text:p>0,0005</text:p>
          </table:table-cell>
          <table:table-cell office:value-type="float" office:value="2.5000000000000001E-3" table:formula="of:=[.C31]*[.D31]" table:style-name="ce5">
            <text:p>2,50E-03</text:p>
          </table:table-cell>
          <table:table-cell office:value-type="float" office:value="10" table:style-name="ce4">
            <text:p>10</text:p>
          </table:table-cell>
          <table:table-cell office:value-type="float" office:value="2.5000000000000001E-2" table:formula="of:=[.F31]*[.E31]" table:style-name="ce5">
            <text:p>2,50E-02</text:p>
          </table:table-cell>
          <table:table-cell table:style-name="ce1"/>
          <table:table-cell table:style-name="ce3"/>
          <table:table-cell office:value-type="float" office:value="2.5000000000000001E-2" table:formula="of:=[.$G31]" table:style-name="ce3">
            <text:p>2,5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PU - 10x 3V3 10k</text:p>
          </table:table-cell>
          <table:table-cell office:value-type="float" office:value="3.3" table:style-name="ce4">
            <text:p>3,3</text:p>
          </table:table-cell>
          <table:table-cell office:value-type="float" office:value="3.3E-4" table:formula="of:=[.C32]/10000" table:style-name="ce4">
            <text:p>0,00033</text:p>
          </table:table-cell>
          <table:table-cell office:value-type="float" office:value="1.0889999999999999E-3" table:formula="of:=[.C32]*[.D32]" table:style-name="ce5">
            <text:p>1,09E-03</text:p>
          </table:table-cell>
          <table:table-cell office:value-type="float" office:value="10" table:style-name="ce4">
            <text:p>10</text:p>
          </table:table-cell>
          <table:table-cell office:value-type="float" office:value="1.0889999999999999E-2" table:formula="of:=[.F32]*[.E32]" table:style-name="ce5">
            <text:p>1,09E-02</text:p>
          </table:table-cell>
          <table:table-cell table:style-name="ce1"/>
          <table:table-cell office:value-type="float" office:value="1.0889999999999999E-2" table:formula="of:=[.$G32]" table:style-name="ce3">
            <text:p>1,09E-0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LAS4684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1E-4" table:style-name="ce3">
            <text:p>2,00E-04</text:p>
          </table:table-cell>
          <table:table-cell office:value-type="float" office:value="1E-3" table:formula="of:=[.C33]*[.D33]" table:style-name="ce3">
            <text:p>1,00E-03</text:p>
          </table:table-cell>
          <table:table-cell office:value-type="float" office:value="9" table:style-name="ce1">
            <text:p>9</text:p>
          </table:table-cell>
          <table:table-cell office:value-type="float" office:value="9.0000000000000011E-3" table:formula="of:=[.F33]*[.E33]" table:style-name="ce3">
            <text:p>9,00E-03</text:p>
          </table:table-cell>
          <table:table-cell table:number-columns-repeated="2" table:style-name="ce1"/>
          <table:table-cell office:value-type="float" office:value="9.0000000000000011E-3" table:formula="of:=[.$G33]" table:style-name="ce3">
            <text:p>9,0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HCT2G0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34]*[.D3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34]*[.E34]" table:style-name="ce3">
            <text:p>3,30E-06</text:p>
          </table:table-cell>
          <table:table-cell table:style-name="ce1"/>
          <table:table-cell office:value-type="float" office:value="3.2999999999999997E-6" table:formula="of:=[.$G3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C7WH</text:p>
          </table:table-cell>
          <table:table-cell office:value-type="float" office:value="3.3" table:style-name="ce1">
            <text:p>3,3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6.5999999999999995E-6" table:formula="of:=[.C35]*[.D35]" table:style-name="ce3">
            <text:p>6,60E-06</text:p>
          </table:table-cell>
          <table:table-cell office:value-type="float" office:value="1" table:style-name="ce1">
            <text:p>1</text:p>
          </table:table-cell>
          <table:table-cell office:value-type="float" office:value="6.5999999999999995E-6" table:formula="of:=[.F35]*[.E35]" table:style-name="ce3">
            <text:p>6,60E-06</text:p>
          </table:table-cell>
          <table:table-cell table:style-name="ce1"/>
          <table:table-cell office:value-type="float" office:value="6.5999999999999995E-6" table:formula="of:=[.$G35]" table:style-name="ce3">
            <text:p>6,6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74HC4066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2E-5" table:style-name="ce3">
            <text:p>2,00E-05</text:p>
          </table:table-cell>
          <table:table-cell office:value-type="float" office:value="1E-4" table:formula="of:=[.C36]*[.D36]" table:style-name="ce3">
            <text:p>1,00E-04</text:p>
          </table:table-cell>
          <table:table-cell office:value-type="float" office:value="1" table:style-name="ce1">
            <text:p>1</text:p>
          </table:table-cell>
          <table:table-cell office:value-type="float" office:value="1E-4" table:formula="of:=[.F36]*[.E36]" table:style-name="ce3">
            <text:p>1,00E-04</text:p>
          </table:table-cell>
          <table:table-cell table:style-name="ce1"/>
          <table:table-cell table:style-name="ce3"/>
          <table:table-cell office:value-type="float" office:value="1E-4" table:formula="of:=[.$G36]" table:style-name="ce3">
            <text:p>1,00E-04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5V_LDO_LOSS</text:p>
          </table:table-cell>
          <table:table-cell table:style-name="ce1"/>
          <table:table-cell table:style-name="ce3"/>
          <table:table-cell office:value-type="float" office:value="0.15900005" table:formula="of:=[.J41]*(6-5)/5" table:style-name="ce3">
            <text:p>1,59E-01</text:p>
          </table:table-cell>
          <table:table-cell office:value-type="float" office:value="1" table:style-name="ce1">
            <text:p>1</text:p>
          </table:table-cell>
          <table:table-cell office:value-type="float" office:value="0.15900005" table:formula="of:=[.F38]*[.E38]" table:style-name="ce3">
            <text:p>1,59E-01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3V3_LDO_LOSS</text:p>
          </table:table-cell>
          <table:table-cell table:style-name="ce1"/>
          <table:table-cell table:style-name="ce3"/>
          <table:table-cell office:value-type="float" office:value="1.0342800000000001E-2" table:formula="of:=[.I41] *(5-3.3)/3.3" table:style-name="ce3">
            <text:p>1,03E-02</text:p>
          </table:table-cell>
          <table:table-cell office:value-type="float" office:value="1" table:style-name="ce1">
            <text:p>1</text:p>
          </table:table-cell>
          <table:table-cell office:value-type="float" office:value="1.0342800000000001E-2" table:formula="of:=[.F39]*[.E39]" table:style-name="ce3">
            <text:p>1,03E-02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6">
            <text:p>Beaglebone MAX</text:p>
          </table:table-cell>
          <table:table-cell office:value-type="float" office:value="5" table:style-name="ce6">
            <text:p>5</text:p>
          </table:table-cell>
          <table:table-cell office:value-type="float" office:value="0.39" table:style-name="ce7">
            <text:p>3,90E-01</text:p>
          </table:table-cell>
          <table:table-cell office:value-type="float" office:value="1.9500000000000002" table:formula="of:=[.C40]*[.D40]" table:style-name="ce7">
            <text:p>1,95E+0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40]*[.E40]" table:style-name="ce7">
            <text:p>0,00E+00</text:p>
          </table:table-cell>
          <table:table-cell table:style-name="ce8"/>
          <table:table-cell table:style-name="ce9"/>
          <table:table-cell table:number-columns-repeated="3" table:style-name="ce8"/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_W</text:p>
          </table:table-cell>
          <table:table-cell office:value-type="float" office:value="1.121405005882353" table:formula="of:= SUM([.G4:.G40])" table:style-name="ce10">
            <text:p>1,121</text:p>
          </table:table-cell>
          <table:table-cell office:value-type="string" table:style-name="ce1">
            <text:p>P_SUMs</text:p>
          </table:table-cell>
          <table:table-cell office:value-type="float" office:value="2.00772E-2" table:formula="of:= SUM([.I4:.I35])" table:style-name="ce10">
            <text:p>0,020</text:p>
          </table:table-cell>
          <table:table-cell office:value-type="float" office:value="0.79500025000000007" table:formula="of:= SUM([.J4:.J35])" table:style-name="ce10">
            <text:p>0,795</text:p>
          </table:table-cell>
          <table:table-cell office:value-type="float" office:value="3.6084705882352942E-2" table:formula="of:= SUM([.K4:.K35])" table:style-name="ce10">
            <text:p>0,036</text:p>
          </table:table-cell>
          <table:table-cell office:value-type="float" office:value="0.1008" table:formula="of:= SUM([.L4:.L35])" table:style-name="ce10">
            <text:p>0,101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I_mA</text:p>
          </table:table-cell>
          <table:table-cell office:value-type="float" office:value="0.2242810011764706" table:formula="of:=[.G41]/5" table:style-name="ce1">
            <text:p>0,224281001</text:p>
          </table:table-cell>
          <table:table-cell table:style-name="ce1"/>
          <table:table-cell table:number-columns-repeated="4" table:style-name="ce10"/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</table:table>
      <table:table table:name="MIN" table:style-name="ta2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Pwr_re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5V</text:p>
          </table:table-cell>
          <table:table-cell office:value-type="string" table:style-name="ce2">
            <text:p>6V</text:p>
          </table:table-cell>
          <table:table-cell office:value-type="string" table:style-name="ce1">
            <text:p>16V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4]*[.D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3">
            <text:p>3,30E-06</text:p>
          </table:table-cell>
          <table:table-cell table:style-name="ce1"/>
          <table:table-cell office:value-type="float" office:value="3.2999999999999997E-6" table:formula="of:=[.$G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PU 4x 3V3 10k</text:p>
          </table:table-cell>
          <table:table-cell office:value-type="float" office:value="3.3" table:style-name="ce1">
            <text:p>3,3</text:p>
          </table:table-cell>
          <table:table-cell office:value-type="float" office:value="3.3E-4" table:formula="of:=[.C5]/10000" table:style-name="ce3">
            <text:p>3,30E-04</text:p>
          </table:table-cell>
          <table:table-cell office:value-type="float" office:value="1.0889999999999999E-3" table:formula="of:=[.C5]*[.D5]" table:style-name="ce3">
            <text:p>1,09E-03</text:p>
          </table:table-cell>
          <table:table-cell office:value-type="float" office:value="6" table:style-name="ce1">
            <text:p>6</text:p>
          </table:table-cell>
          <table:table-cell office:value-type="float" office:value="6.5339999999999999E-3" table:formula="of:=[.F5]*[.E5]" table:style-name="ce3">
            <text:p>6,53E-03</text:p>
          </table:table-cell>
          <table:table-cell table:style-name="ce1"/>
          <table:table-cell office:value-type="float" office:value="6.5339999999999999E-3" table:formula="of:=[.$G5]" table:style-name="ce3">
            <text:p>6,53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3">
            <text:p>5,00E-08</text:p>
          </table:table-cell>
          <table:table-cell office:value-type="float" office:value="2.4999999999999999E-7" table:formula="of:=[.C6]*[.D6]" table:style-name="ce3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6]*[.E6]" table:style-name="ce3">
            <text:p>2,50E-07</text:p>
          </table:table-cell>
          <table:table-cell table:number-columns-repeated="2" table:style-name="ce1"/>
          <table:table-cell office:value-type="float" office:value="2.4999999999999999E-7" table:formula="of:=[.$G6]" table:style-name="ce3">
            <text:p>2,50E-07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3">
            <text:p>3,00E-04</text:p>
          </table:table-cell>
          <table:table-cell office:value-type="float" office:value="1.4999999999999998E-3" table:formula="of:=[.C8]*[.D8]" table:style-name="ce3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8]*[.E8]" table:style-name="ce3">
            <text:p>1,50E-03</text:p>
          </table:table-cell>
          <table:table-cell table:number-columns-repeated="2" table:style-name="ce1"/>
          <table:table-cell office:value-type="float" office:value="1.4999999999999998E-3" table:formula="of:=[.$G8]" table:style-name="ce3">
            <text:p>1,5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P3221 - Voltage_divider</text:p>
          </table:table-cell>
          <table:table-cell office:value-type="float" office:value="6" table:style-name="ce1">
            <text:p>6</text:p>
          </table:table-cell>
          <table:table-cell office:value-type="float" office:value="7.0588235294117649E-6" table:formula="of:=[.C9]/850000" table:style-name="ce3">
            <text:p>7,06E-06</text:p>
          </table:table-cell>
          <table:table-cell office:value-type="float" office:value="4.2352941176470591E-5" table:formula="of:=[.C9]*[.D9]" table:style-name="ce3">
            <text:p>4,24E-05</text:p>
          </table:table-cell>
          <table:table-cell office:value-type="float" office:value="2" table:style-name="ce1">
            <text:p>2</text:p>
          </table:table-cell>
          <table:table-cell office:value-type="float" office:value="8.4705882352941183E-5" table:formula="of:=[.F9]*[.E9]" table:style-name="ce3">
            <text:p>8,47E-05</text:p>
          </table:table-cell>
          <table:table-cell table:number-columns-repeated="3" table:style-name="ce1"/>
          <table:table-cell office:value-type="float" office:value="8.4705882352941183E-5" table:formula="of:=[.$G9]" table:style-name="ce3">
            <text:p>8,47E-0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3">
            <text:p>2,00E-03</text:p>
          </table:table-cell>
          <table:table-cell office:value-type="float" office:value="1.2E-2" table:formula="of:=[.C10]*[.D10]" table:style-name="ce3">
            <text:p>1,20E-02</text:p>
          </table:table-cell>
          <table:table-cell table:style-name="ce1"/>
          <table:table-cell office:value-type="float" office:value="0" table:formula="of:=[.F10]*[.E10]" table:style-name="ce3">
            <text:p>0,00E+00</text:p>
          </table:table-cell>
          <table:table-cell table:number-columns-repeated="3" table:style-name="ce1"/>
          <table:table-cell office:value-type="float" office:value="0" table:formula="of:=[.$G10]" table:style-name="ce3">
            <text:p>0,00E+0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3.6000000000000004E-2" table:formula="of:=[.C11]*[.D11]" table:style-name="ce3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11]*[.E11]" table:style-name="ce3">
            <text:p>3,60E-02</text:p>
          </table:table-cell>
          <table:table-cell table:number-columns-repeated="3" table:style-name="ce1"/>
          <table:table-cell office:value-type="float" office:value="3.6000000000000004E-2" table:formula="of:=[.$G11]" table:style-name="ce3">
            <text:p>3,60E-0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3V3 - quiet - min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2]*[.D12]" table:style-name="ce3">
            <text:p>1,00E-02</text:p>
          </table:table-cell>
          <table:table-cell table:style-name="ce1"/>
          <table:table-cell office:value-type="float" office:value="0" table:formula="of:=[.F12]*[.E12]" table:style-name="ce3">
            <text:p>0,00E+00</text:p>
          </table:table-cell>
          <table:table-cell table:number-columns-repeated="2" table:style-name="ce1"/>
          <table:table-cell office:value-type="float" office:value="0" table:formula="of:=[.$G1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P2989-3V3 - quiet - max</text:p>
          </table:table-cell>
          <table:table-cell office:value-type="float" office:value="5" table:style-name="ce1">
            <text:p>5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0.03" table:formula="of:=[.C13]*[.D13]" table:style-name="ce3">
            <text:p>3,00E-02</text:p>
          </table:table-cell>
          <table:table-cell office:value-type="float" office:value="1" table:style-name="ce1">
            <text:p>1</text:p>
          </table:table-cell>
          <table:table-cell office:value-type="float" office:value="0.03" table:formula="of:=[.F13]*[.E13]" table:style-name="ce3">
            <text:p>3,00E-02</text:p>
          </table:table-cell>
          <table:table-cell table:number-columns-repeated="2" table:style-name="ce1"/>
          <table:table-cell office:value-type="float" office:value="0.03" table:formula="of:=[.$G13]" table:style-name="ce3">
            <text:p>3,0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3">
            <text:p>4,00E-03</text:p>
          </table:table-cell>
          <table:table-cell office:value-type="float" office:value="0.02" table:formula="of:=[.C14]*[.D14]" table:style-name="ce3">
            <text:p>2,00E-02</text:p>
          </table:table-cell>
          <table:table-cell table:style-name="ce1"/>
          <table:table-cell office:value-type="float" office:value="0" table:formula="of:=[.F14]*[.E14]" table:style-name="ce3">
            <text:p>0,00E+00</text:p>
          </table:table-cell>
          <table:table-cell table:number-columns-repeated="2" table:style-name="ce1"/>
          <table:table-cell office:value-type="float" office:value="0" table:formula="of:=[.$G14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3">
            <text:p>5,00E-03</text:p>
          </table:table-cell>
          <table:table-cell office:value-type="float" office:value="2.5000000000000001E-2" table:formula="of:=[.C15]*[.D15]" table:style-name="ce3">
            <text:p>2,50E-02</text:p>
          </table:table-cell>
          <table:table-cell office:value-type="float" office:value="2" table:style-name="ce1">
            <text:p>2</text:p>
          </table:table-cell>
          <table:table-cell office:value-type="float" office:value="0.05" table:formula="of:=[.F15]*[.E15]" table:style-name="ce3">
            <text:p>5,00E-02</text:p>
          </table:table-cell>
          <table:table-cell table:number-columns-repeated="2" table:style-name="ce1"/>
          <table:table-cell office:value-type="float" office:value="0.05" table:formula="of:=[.$G15]" table:style-name="ce3">
            <text:p>5,00E-0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7]*[.D17]" table:style-name="ce3">
            <text:p>1,00E-02</text:p>
          </table:table-cell>
          <table:table-cell table:style-name="ce1"/>
          <table:table-cell office:value-type="float" office:value="0" table:formula="of:=[.F17]*[.E17]" table:style-name="ce3">
            <text:p>0,00E+00</text:p>
          </table:table-cell>
          <table:table-cell table:number-columns-repeated="2" table:style-name="ce1"/>
          <table:table-cell office:value-type="float" office:value="0" table:formula="of:=[.$G17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9.9999999999999991E-6" table:formula="of:=[.C18]*[.D18]" table:style-name="ce3">
            <text:p>1,00E-05</text:p>
          </table:table-cell>
          <table:table-cell office:value-type="float" office:value="2" table:style-name="ce1">
            <text:p>2</text:p>
          </table:table-cell>
          <table:table-cell office:value-type="float" office:value="1.9999999999999998E-5" table:formula="of:=[.F18]*[.E18]" table:style-name="ce3">
            <text:p>2,00E-05</text:p>
          </table:table-cell>
          <table:table-cell table:number-columns-repeated="2" table:style-name="ce1"/>
          <table:table-cell office:value-type="float" office:value="1.9999999999999998E-5" table:formula="of:=[.$G18]" table:style-name="ce3">
            <text:p>2,00E-0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3">
            <text:p>2,60E-03</text:p>
          </table:table-cell>
          <table:table-cell office:value-type="float" office:value="1.2999999999999999E-2" table:formula="of:=[.C19]*[.D19]" table:style-name="ce3">
            <text:p>1,30E-0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6.5000000000000002E-2" table:formula="of:=[.F19]*[.E19]" table:style-name="ce3">
            <text:p>6,50E-02</text:p>
          </table:table-cell>
          <table:table-cell table:number-columns-repeated="2" table:style-name="ce1"/>
          <table:table-cell office:value-type="float" office:value="6.5000000000000002E-2" table:formula="of:=[.$G19]" table:style-name="ce3">
            <text:p>6,5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OPAx388 - MaxDrive</text:p>
          </table:table-cell>
          <table:table-cell office:value-type="float" office:value="5" table:style-name="ce4">
            <text:p>5</text:p>
          </table:table-cell>
          <table:table-cell office:value-type="float" office:value="0.05" table:style-name="ce5">
            <text:p>5,00E-02</text:p>
          </table:table-cell>
          <table:table-cell office:value-type="float" office:value="0.25" table:formula="of:=[.C20]*[.D20]" table:style-name="ce5">
            <text:p>2,50E-01</text:p>
          </table:table-cell>
          <table:table-cell table:style-name="ce4"/>
          <table:table-cell office:value-type="float" office:value="0" table:formula="of:=[.F20]*[.E20]" table:style-name="ce5">
            <text:p>0,00E+00</text:p>
          </table:table-cell>
          <table:table-cell table:number-columns-repeated="2" table:style-name="ce1"/>
          <table:table-cell office:value-type="float" office:value="0" table:formula="of:=[.$G20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3">
            <text:p>2,30E-03</text:p>
          </table:table-cell>
          <table:table-cell office:value-type="float" office:value="3.6799999999999999E-2" table:formula="of:=[.C21]*[.D21]" table:style-name="ce3">
            <text:p>3,68E-02</text:p>
          </table:table-cell>
          <table:table-cell office:value-type="float" office:value="2" table:style-name="ce1">
            <text:p>2</text:p>
          </table:table-cell>
          <table:table-cell office:value-type="float" office:value="7.3599999999999999E-2" table:formula="of:=[.F21]*[.E21]" table:style-name="ce3">
            <text:p>7,36E-02</text:p>
          </table:table-cell>
          <table:table-cell table:number-columns-repeated="4" table:style-name="ce1"/>
          <table:table-cell office:value-type="float" office:value="7.3599999999999999E-2" table:formula="of:=[.$G21]" table:style-name="ce3">
            <text:p>7,36E-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3">
            <text:p>6,30E-03</text:p>
          </table:table-cell>
          <table:table-cell office:value-type="float" office:value="3.15E-2" table:formula="of:=[.C22]*[.D22]" table:style-name="ce3">
            <text:p>3,15E-02</text:p>
          </table:table-cell>
          <table:table-cell table:style-name="ce1"/>
          <table:table-cell office:value-type="float" office:value="0" table:formula="of:=[.F22]*[.E22]" table:style-name="ce3">
            <text:p>0,00E+00</text:p>
          </table:table-cell>
          <table:table-cell table:number-columns-repeated="2" table:style-name="ce1"/>
          <table:table-cell office:value-type="float" office:value="0" table:formula="of:=[.$G2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ADS8691 - converting</text:p>
          </table:table-cell>
          <table:table-cell office:value-type="float" office:value="5" table:style-name="ce4">
            <text:p>5</text:p>
          </table:table-cell>
          <table:table-cell office:value-type="float" office:value="1.0500000000000001E-2" table:style-name="ce5">
            <text:p>1,05E-02</text:p>
          </table:table-cell>
          <table:table-cell office:value-type="float" office:value="5.2500000000000005E-2" table:formula="of:=[.C23]*[.D23]" table:style-name="ce5">
            <text:p>5,25E-02</text:p>
          </table:table-cell>
          <table:table-cell table:style-name="ce4"/>
          <table:table-cell office:value-type="float" office:value="0" table:formula="of:=[.F23]*[.E23]" table:style-name="ce5">
            <text:p>0,00E+00</text:p>
          </table:table-cell>
          <table:table-cell table:number-columns-repeated="2" table:style-name="ce1"/>
          <table:table-cell office:value-type="float" office:value="0" table:formula="of:=[.$G23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3">
            <text:p>2,80E-03</text:p>
          </table:table-cell>
          <table:table-cell office:value-type="float" office:value="1.4E-2" table:formula="of:=[.C24]*[.D24]" table:style-name="ce3">
            <text:p>1,40E-02</text:p>
          </table:table-cell>
          <table:table-cell office:value-type="float" office:value="3" table:style-name="ce1">
            <text:p>3</text:p>
          </table:table-cell>
          <table:table-cell office:value-type="float" office:value="4.2000000000000003E-2" table:formula="of:=[.F24]*[.E24]" table:style-name="ce3">
            <text:p>4,20E-02</text:p>
          </table:table-cell>
          <table:table-cell table:number-columns-repeated="2" table:style-name="ce1"/>
          <table:table-cell office:value-type="float" office:value="4.2000000000000003E-2" table:formula="of:=[.$G24]" table:style-name="ce3">
            <text:p>4,2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3">
            <text:p>1,00E-05</text:p>
          </table:table-cell>
          <table:table-cell office:value-type="float" office:value="5.0000000000000002E-5" table:formula="of:=[.C25]*[.D25]" table:style-name="ce3">
            <text:p>5,00E-05</text:p>
          </table:table-cell>
          <table:table-cell office:value-type="float" office:value="3" table:style-name="ce1">
            <text:p>3</text:p>
          </table:table-cell>
          <table:table-cell office:value-type="float" office:value="1.5000000000000001E-4" table:formula="of:=[.F25]*[.E25]" table:style-name="ce3">
            <text:p>1,50E-04</text:p>
          </table:table-cell>
          <table:table-cell table:number-columns-repeated="2" table:style-name="ce1"/>
          <table:table-cell office:value-type="float" office:value="1.5000000000000001E-4" table:formula="of:=[.$G25]" table:style-name="ce3">
            <text:p>1,50E-0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3">
            <text:p>2,50E-04</text:p>
          </table:table-cell>
          <table:table-cell office:value-type="float" office:value="8.25E-4" table:formula="of:=[.C26]*[.D26]" table:style-name="ce3">
            <text:p>8,25E-04</text:p>
          </table:table-cell>
          <table:table-cell table:style-name="ce1"/>
          <table:table-cell office:value-type="float" office:value="0" table:formula="of:=[.F26]*[.E26]" table:style-name="ce3">
            <text:p>0,00E+00</text:p>
          </table:table-cell>
          <table:table-cell table:style-name="ce1"/>
          <table:table-cell office:value-type="float" office:value="0" table:formula="of:=[.$G26]" table:style-name="ce3">
            <text:p>0,00E+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27]*[.D27]" table:style-name="ce3">
            <text:p>3,30E-06</text:p>
          </table:table-cell>
          <table:table-cell office:value-type="float" office:value="3" table:style-name="ce1">
            <text:p>3</text:p>
          </table:table-cell>
          <table:table-cell office:value-type="float" office:value="9.9000000000000001E-6" table:formula="of:=[.F27]*[.E27]" table:style-name="ce3">
            <text:p>9,90E-06</text:p>
          </table:table-cell>
          <table:table-cell table:style-name="ce1"/>
          <table:table-cell office:value-type="float" office:value="9.9000000000000001E-6" table:formula="of:=[.$G27]" table:style-name="ce3">
            <text:p>9,9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OPA189 - quiescent max</text:p>
          </table:table-cell>
          <table:table-cell office:value-type="float" office:value="16" table:style-name="ce1">
            <text:p>16</text:p>
          </table:table-cell>
          <table:table-cell office:value-type="float" office:value="1.6999999999999999E-3" table:style-name="ce3">
            <text:p>1,70E-03</text:p>
          </table:table-cell>
          <table:table-cell office:value-type="float" office:value="2.7199999999999998E-2" table:formula="of:=[.C28]*[.D28]" table:style-name="ce3">
            <text:p>2,72E-02</text:p>
          </table:table-cell>
          <table:table-cell office:value-type="float" office:value="1" table:style-name="ce1">
            <text:p>1</text:p>
          </table:table-cell>
          <table:table-cell office:value-type="float" office:value="2.7199999999999998E-2" table:formula="of:=[.F28]*[.E28]" table:style-name="ce3">
            <text:p>2,72E-02</text:p>
          </table:table-cell>
          <table:table-cell table:style-name="ce1"/>
          <table:table-cell table:style-name="ce3"/>
          <table:table-cell table:number-columns-repeated="2" table:style-name="ce1"/>
          <table:table-cell office:value-type="float" office:value="2.7199999999999998E-2" table:formula="of:=[.$G28]" table:style-name="ce3">
            <text:p>2,72E-02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SF0108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5" table:formula="of:=5*0.000005" table:style-name="ce1">
            <text:p>0,000025</text:p>
          </table:table-cell>
          <table:table-cell office:value-type="float" office:value="8.25E-5" table:formula="of:=[.C30]*[.D30]" table:style-name="ce3">
            <text:p>8,25E-05</text:p>
          </table:table-cell>
          <table:table-cell office:value-type="float" office:value="2" table:style-name="ce1">
            <text:p>2</text:p>
          </table:table-cell>
          <table:table-cell office:value-type="float" office:value="1.65E-4" table:formula="of:=[.F30]*[.E30]" table:style-name="ce3">
            <text:p>1,65E-04</text:p>
          </table:table-cell>
          <table:table-cell table:style-name="ce1"/>
          <table:table-cell office:value-type="float" office:value="1.65E-4" table:formula="of:=[.$G30]" table:style-name="ce3">
            <text:p>1,65E-0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4">
            <text:p>PU - 10x 5V 10k</text:p>
          </table:table-cell>
          <table:table-cell office:value-type="float" office:value="5" table:style-name="ce4">
            <text:p>5</text:p>
          </table:table-cell>
          <table:table-cell office:value-type="float" office:value="5.0000000000000001E-4" table:formula="of:=[.C31]/10000" table:style-name="ce4">
            <text:p>0,0005</text:p>
          </table:table-cell>
          <table:table-cell office:value-type="float" office:value="2.5000000000000001E-3" table:formula="of:=[.C31]*[.D31]" table:style-name="ce5">
            <text:p>2,50E-03</text:p>
          </table:table-cell>
          <table:table-cell table:style-name="ce4"/>
          <table:table-cell office:value-type="float" office:value="0" table:formula="of:=[.F31]*[.E31]" table:style-name="ce5">
            <text:p>0,00E+00</text:p>
          </table:table-cell>
          <table:table-cell table:style-name="ce1"/>
          <table:table-cell table:style-name="ce3"/>
          <table:table-cell office:value-type="float" office:value="0" table:formula="of:=[.$G31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PU - 10x 3V3 10k</text:p>
          </table:table-cell>
          <table:table-cell office:value-type="float" office:value="3.3" table:style-name="ce4">
            <text:p>3,3</text:p>
          </table:table-cell>
          <table:table-cell office:value-type="float" office:value="3.3E-4" table:formula="of:=[.C32]/10000" table:style-name="ce4">
            <text:p>0,00033</text:p>
          </table:table-cell>
          <table:table-cell office:value-type="float" office:value="1.0889999999999999E-3" table:formula="of:=[.C32]*[.D32]" table:style-name="ce5">
            <text:p>1,09E-03</text:p>
          </table:table-cell>
          <table:table-cell office:value-type="float" office:value="10" table:style-name="ce4">
            <text:p>10</text:p>
          </table:table-cell>
          <table:table-cell office:value-type="float" office:value="1.0889999999999999E-2" table:formula="of:=[.F32]*[.E32]" table:style-name="ce5">
            <text:p>1,09E-02</text:p>
          </table:table-cell>
          <table:table-cell table:style-name="ce1"/>
          <table:table-cell office:value-type="float" office:value="1.0889999999999999E-2" table:formula="of:=[.$G32]" table:style-name="ce3">
            <text:p>1,09E-0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LAS4684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1E-4" table:style-name="ce3">
            <text:p>2,00E-04</text:p>
          </table:table-cell>
          <table:table-cell office:value-type="float" office:value="1E-3" table:formula="of:=[.C33]*[.D33]" table:style-name="ce3">
            <text:p>1,00E-03</text:p>
          </table:table-cell>
          <table:table-cell office:value-type="float" office:value="9" table:style-name="ce1">
            <text:p>9</text:p>
          </table:table-cell>
          <table:table-cell office:value-type="float" office:value="9.0000000000000011E-3" table:formula="of:=[.F33]*[.E33]" table:style-name="ce3">
            <text:p>9,00E-03</text:p>
          </table:table-cell>
          <table:table-cell table:number-columns-repeated="2" table:style-name="ce1"/>
          <table:table-cell office:value-type="float" office:value="9.0000000000000011E-3" table:formula="of:=[.$G33]" table:style-name="ce3">
            <text:p>9,0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HCT2G0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34]*[.D3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34]*[.E34]" table:style-name="ce3">
            <text:p>3,30E-06</text:p>
          </table:table-cell>
          <table:table-cell table:style-name="ce1"/>
          <table:table-cell office:value-type="float" office:value="3.2999999999999997E-6" table:formula="of:=[.$G3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C7WH</text:p>
          </table:table-cell>
          <table:table-cell office:value-type="float" office:value="3.3" table:style-name="ce1">
            <text:p>3,3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6.5999999999999995E-6" table:formula="of:=[.C35]*[.D35]" table:style-name="ce3">
            <text:p>6,60E-06</text:p>
          </table:table-cell>
          <table:table-cell office:value-type="float" office:value="1" table:style-name="ce1">
            <text:p>1</text:p>
          </table:table-cell>
          <table:table-cell office:value-type="float" office:value="6.5999999999999995E-6" table:formula="of:=[.F35]*[.E35]" table:style-name="ce3">
            <text:p>6,60E-06</text:p>
          </table:table-cell>
          <table:table-cell table:style-name="ce1"/>
          <table:table-cell office:value-type="float" office:value="6.5999999999999995E-6" table:formula="of:=[.$G35]" table:style-name="ce3">
            <text:p>6,6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74HC4066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2E-5" table:style-name="ce3">
            <text:p>2,00E-05</text:p>
          </table:table-cell>
          <table:table-cell office:value-type="float" office:value="1E-4" table:formula="of:=[.C36]*[.D36]" table:style-name="ce3">
            <text:p>1,00E-04</text:p>
          </table:table-cell>
          <table:table-cell office:value-type="float" office:value="1" table:style-name="ce1">
            <text:p>1</text:p>
          </table:table-cell>
          <table:table-cell office:value-type="float" office:value="1E-4" table:formula="of:=[.F36]*[.E36]" table:style-name="ce3">
            <text:p>1,00E-04</text:p>
          </table:table-cell>
          <table:table-cell table:style-name="ce1"/>
          <table:table-cell table:style-name="ce3"/>
          <table:table-cell office:value-type="float" office:value="1E-4" table:formula="of:=[.$G36]" table:style-name="ce3">
            <text:p>1,00E-04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5V_LDO_LOSS</text:p>
          </table:table-cell>
          <table:table-cell table:style-name="ce1"/>
          <table:table-cell table:style-name="ce3"/>
          <table:table-cell office:value-type="float" office:value="3.9534050000000008E-2" table:formula="of:=[.J41]*(6-5)/5" table:style-name="ce3">
            <text:p>3,95E-02</text:p>
          </table:table-cell>
          <table:table-cell office:value-type="float" office:value="1" table:style-name="ce1">
            <text:p>1</text:p>
          </table:table-cell>
          <table:table-cell office:value-type="float" office:value="3.9534050000000008E-2" table:formula="of:=[.F38]*[.E38]" table:style-name="ce3">
            <text:p>3,95E-02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3V3_LDO_LOSS</text:p>
          </table:table-cell>
          <table:table-cell table:style-name="ce1"/>
          <table:table-cell table:style-name="ce3"/>
          <table:table-cell office:value-type="float" office:value="9.0729000000000001E-3" table:formula="of:=[.I41] *(5-3.3)/3.3" table:style-name="ce3">
            <text:p>9,07E-03</text:p>
          </table:table-cell>
          <table:table-cell office:value-type="float" office:value="1" table:style-name="ce1">
            <text:p>1</text:p>
          </table:table-cell>
          <table:table-cell office:value-type="float" office:value="9.0729000000000001E-3" table:formula="of:=[.F39]*[.E39]" table:style-name="ce3">
            <text:p>9,07E-03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6">
            <text:p>Beaglebone MAX</text:p>
          </table:table-cell>
          <table:table-cell office:value-type="float" office:value="5" table:style-name="ce6">
            <text:p>5</text:p>
          </table:table-cell>
          <table:table-cell office:value-type="float" office:value="0.39" table:style-name="ce7">
            <text:p>3,90E-01</text:p>
          </table:table-cell>
          <table:table-cell office:value-type="float" office:value="1.9500000000000002" table:formula="of:=[.C40]*[.D40]" table:style-name="ce7">
            <text:p>1,95E+0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40]*[.E40]" table:style-name="ce7">
            <text:p>0,00E+00</text:p>
          </table:table-cell>
          <table:table-cell table:style-name="ce8"/>
          <table:table-cell table:style-name="ce9"/>
          <table:table-cell table:number-columns-repeated="3" table:style-name="ce8"/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_W</text:p>
          </table:table-cell>
          <table:table-cell office:value-type="float" office:value="0.40087400588235295" table:formula="of:= SUM([.G4:.G40])" table:style-name="ce10">
            <text:p>0,401</text:p>
          </table:table-cell>
          <table:table-cell office:value-type="string" table:style-name="ce1">
            <text:p>P_SUMs</text:p>
          </table:table-cell>
          <table:table-cell office:value-type="float" office:value="1.7612099999999999E-2" table:formula="of:= SUM([.I4:.I35])" table:style-name="ce10">
            <text:p>0,018</text:p>
          </table:table-cell>
          <table:table-cell office:value-type="float" office:value="0.19767025000000005" table:formula="of:= SUM([.J4:.J35])" table:style-name="ce10">
            <text:p>0,198</text:p>
          </table:table-cell>
          <table:table-cell office:value-type="float" office:value="3.6084705882352942E-2" table:formula="of:= SUM([.K4:.K35])" table:style-name="ce10">
            <text:p>0,036</text:p>
          </table:table-cell>
          <table:table-cell office:value-type="float" office:value="0.1008" table:formula="of:= SUM([.L4:.L35])" table:style-name="ce10">
            <text:p>0,101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I_mA</text:p>
          </table:table-cell>
          <table:table-cell office:value-type="float" office:value="8.0174801176470592E-2" table:formula="of:=[.G41]/5" table:style-name="ce1">
            <text:p>0,080174801</text:p>
          </table:table-cell>
          <table:table-cell table:style-name="ce1"/>
          <table:table-cell table:number-columns-repeated="4" table:style-name="ce10"/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</table:table>
      <table:table table:name="MIN_emu" table:style-name="ta2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Pwr_res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5V</text:p>
          </table:table-cell>
          <table:table-cell office:value-type="string" table:style-name="ce2">
            <text:p>6V</text:p>
          </table:table-cell>
          <table:table-cell office:value-type="string" table:style-name="ce1">
            <text:p>16V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4]*[.D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3">
            <text:p>3,30E-06</text:p>
          </table:table-cell>
          <table:table-cell table:style-name="ce1"/>
          <table:table-cell office:value-type="float" office:value="3.2999999999999997E-6" table:formula="of:=[.$G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PU 4x 3V3 10k</text:p>
          </table:table-cell>
          <table:table-cell office:value-type="float" office:value="3.3" table:style-name="ce1">
            <text:p>3,3</text:p>
          </table:table-cell>
          <table:table-cell office:value-type="float" office:value="3.3E-4" table:formula="of:=[.C5]/10000" table:style-name="ce3">
            <text:p>3,30E-04</text:p>
          </table:table-cell>
          <table:table-cell office:value-type="float" office:value="1.0889999999999999E-3" table:formula="of:=[.C5]*[.D5]" table:style-name="ce3">
            <text:p>1,09E-03</text:p>
          </table:table-cell>
          <table:table-cell office:value-type="float" office:value="6" table:style-name="ce1">
            <text:p>6</text:p>
          </table:table-cell>
          <table:table-cell office:value-type="float" office:value="6.5339999999999999E-3" table:formula="of:=[.F5]*[.E5]" table:style-name="ce3">
            <text:p>6,53E-03</text:p>
          </table:table-cell>
          <table:table-cell table:style-name="ce1"/>
          <table:table-cell office:value-type="float" office:value="6.5339999999999999E-3" table:formula="of:=[.$G5]" table:style-name="ce3">
            <text:p>6,53E-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3">
            <text:p>5,00E-08</text:p>
          </table:table-cell>
          <table:table-cell office:value-type="float" office:value="2.4999999999999999E-7" table:formula="of:=[.C6]*[.D6]" table:style-name="ce3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6]*[.E6]" table:style-name="ce3">
            <text:p>2,50E-07</text:p>
          </table:table-cell>
          <table:table-cell table:number-columns-repeated="2" table:style-name="ce1"/>
          <table:table-cell office:value-type="float" office:value="2.4999999999999999E-7" table:formula="of:=[.$G6]" table:style-name="ce3">
            <text:p>2,50E-07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3">
            <text:p>3,00E-04</text:p>
          </table:table-cell>
          <table:table-cell office:value-type="float" office:value="1.4999999999999998E-3" table:formula="of:=[.C8]*[.D8]" table:style-name="ce3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8]*[.E8]" table:style-name="ce3">
            <text:p>1,50E-03</text:p>
          </table:table-cell>
          <table:table-cell table:number-columns-repeated="2" table:style-name="ce1"/>
          <table:table-cell office:value-type="float" office:value="1.4999999999999998E-3" table:formula="of:=[.$G8]" table:style-name="ce3">
            <text:p>1,5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P3221 - Voltage_divider</text:p>
          </table:table-cell>
          <table:table-cell office:value-type="float" office:value="6" table:style-name="ce1">
            <text:p>6</text:p>
          </table:table-cell>
          <table:table-cell office:value-type="float" office:value="7.0588235294117649E-6" table:formula="of:=[.C9]/850000" table:style-name="ce3">
            <text:p>7,06E-06</text:p>
          </table:table-cell>
          <table:table-cell office:value-type="float" office:value="4.2352941176470591E-5" table:formula="of:=[.C9]*[.D9]" table:style-name="ce3">
            <text:p>4,24E-05</text:p>
          </table:table-cell>
          <table:table-cell office:value-type="float" office:value="2" table:style-name="ce1">
            <text:p>2</text:p>
          </table:table-cell>
          <table:table-cell office:value-type="float" office:value="8.4705882352941183E-5" table:formula="of:=[.F9]*[.E9]" table:style-name="ce3">
            <text:p>8,47E-05</text:p>
          </table:table-cell>
          <table:table-cell table:number-columns-repeated="3" table:style-name="ce1"/>
          <table:table-cell office:value-type="float" office:value="8.4705882352941183E-5" table:formula="of:=[.$G9]" table:style-name="ce3">
            <text:p>8,47E-0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3">
            <text:p>2,00E-03</text:p>
          </table:table-cell>
          <table:table-cell office:value-type="float" office:value="1.2E-2" table:formula="of:=[.C10]*[.D10]" table:style-name="ce3">
            <text:p>1,20E-02</text:p>
          </table:table-cell>
          <table:table-cell table:style-name="ce1"/>
          <table:table-cell office:value-type="float" office:value="0" table:formula="of:=[.F10]*[.E10]" table:style-name="ce3">
            <text:p>0,00E+00</text:p>
          </table:table-cell>
          <table:table-cell table:number-columns-repeated="3" table:style-name="ce1"/>
          <table:table-cell office:value-type="float" office:value="0" table:formula="of:=[.$G10]" table:style-name="ce3">
            <text:p>0,00E+0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5V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3.6000000000000004E-2" table:formula="of:=[.C11]*[.D11]" table:style-name="ce3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11]*[.E11]" table:style-name="ce3">
            <text:p>3,60E-02</text:p>
          </table:table-cell>
          <table:table-cell table:number-columns-repeated="3" table:style-name="ce1"/>
          <table:table-cell office:value-type="float" office:value="3.6000000000000004E-2" table:formula="of:=[.$G11]" table:style-name="ce3">
            <text:p>3,60E-0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LP2989-3V3 - quiet - min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2]*[.D12]" table:style-name="ce3">
            <text:p>1,00E-02</text:p>
          </table:table-cell>
          <table:table-cell table:style-name="ce1"/>
          <table:table-cell office:value-type="float" office:value="0" table:formula="of:=[.F12]*[.E12]" table:style-name="ce3">
            <text:p>0,00E+00</text:p>
          </table:table-cell>
          <table:table-cell table:number-columns-repeated="2" table:style-name="ce1"/>
          <table:table-cell office:value-type="float" office:value="0" table:formula="of:=[.$G1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P2989-3V3 - quiet - max</text:p>
          </table:table-cell>
          <table:table-cell office:value-type="float" office:value="5" table:style-name="ce1">
            <text:p>5</text:p>
          </table:table-cell>
          <table:table-cell office:value-type="float" office:value="6.0000000000000001E-3" table:style-name="ce3">
            <text:p>6,00E-03</text:p>
          </table:table-cell>
          <table:table-cell office:value-type="float" office:value="0.03" table:formula="of:=[.C13]*[.D13]" table:style-name="ce3">
            <text:p>3,00E-02</text:p>
          </table:table-cell>
          <table:table-cell office:value-type="float" office:value="1" table:style-name="ce1">
            <text:p>1</text:p>
          </table:table-cell>
          <table:table-cell office:value-type="float" office:value="0.03" table:formula="of:=[.F13]*[.E13]" table:style-name="ce3">
            <text:p>3,00E-02</text:p>
          </table:table-cell>
          <table:table-cell table:number-columns-repeated="2" table:style-name="ce1"/>
          <table:table-cell office:value-type="float" office:value="0.03" table:formula="of:=[.$G13]" table:style-name="ce3">
            <text:p>3,0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3">
            <text:p>4,00E-03</text:p>
          </table:table-cell>
          <table:table-cell office:value-type="float" office:value="0.02" table:formula="of:=[.C14]*[.D14]" table:style-name="ce3">
            <text:p>2,00E-02</text:p>
          </table:table-cell>
          <table:table-cell table:style-name="ce1"/>
          <table:table-cell office:value-type="float" office:value="0" table:formula="of:=[.F14]*[.E14]" table:style-name="ce3">
            <text:p>0,00E+00</text:p>
          </table:table-cell>
          <table:table-cell table:number-columns-repeated="2" table:style-name="ce1"/>
          <table:table-cell office:value-type="float" office:value="0" table:formula="of:=[.$G14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3">
            <text:p>5,00E-03</text:p>
          </table:table-cell>
          <table:table-cell office:value-type="float" office:value="2.5000000000000001E-2" table:formula="of:=[.C15]*[.D15]" table:style-name="ce3">
            <text:p>2,50E-02</text:p>
          </table:table-cell>
          <table:table-cell office:value-type="float" office:value="2" table:style-name="ce1">
            <text:p>2</text:p>
          </table:table-cell>
          <table:table-cell office:value-type="float" office:value="0.05" table:formula="of:=[.F15]*[.E15]" table:style-name="ce3">
            <text:p>5,00E-02</text:p>
          </table:table-cell>
          <table:table-cell table:number-columns-repeated="2" table:style-name="ce1"/>
          <table:table-cell office:value-type="float" office:value="0.05" table:formula="of:=[.$G15]" table:style-name="ce3">
            <text:p>5,00E-0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3">
            <text:p>2,00E-03</text:p>
          </table:table-cell>
          <table:table-cell office:value-type="float" office:value="0.01" table:formula="of:=[.C17]*[.D17]" table:style-name="ce3">
            <text:p>1,00E-02</text:p>
          </table:table-cell>
          <table:table-cell table:style-name="ce1"/>
          <table:table-cell office:value-type="float" office:value="0" table:formula="of:=[.F17]*[.E17]" table:style-name="ce3">
            <text:p>0,00E+00</text:p>
          </table:table-cell>
          <table:table-cell table:number-columns-repeated="2" table:style-name="ce1"/>
          <table:table-cell office:value-type="float" office:value="0" table:formula="of:=[.$G17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9.9999999999999991E-6" table:formula="of:=[.C18]*[.D18]" table:style-name="ce3">
            <text:p>1,00E-05</text:p>
          </table:table-cell>
          <table:table-cell office:value-type="float" office:value="1" table:style-name="ce1">
            <text:p>1</text:p>
          </table:table-cell>
          <table:table-cell office:value-type="float" office:value="9.9999999999999991E-6" table:formula="of:=[.F18]*[.E18]" table:style-name="ce3">
            <text:p>1,00E-05</text:p>
          </table:table-cell>
          <table:table-cell table:number-columns-repeated="2" table:style-name="ce1"/>
          <table:table-cell office:value-type="float" office:value="9.9999999999999991E-6" table:formula="of:=[.$G18]" table:style-name="ce3">
            <text:p>1,00E-0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3">
            <text:p>2,60E-03</text:p>
          </table:table-cell>
          <table:table-cell office:value-type="float" office:value="1.2999999999999999E-2" table:formula="of:=[.C19]*[.D19]" table:style-name="ce3">
            <text:p>1,30E-02</text:p>
          </table:table-cell>
          <table:table-cell office:value-type="float" office:value="3" table:style-name="ce1">
            <text:p>3</text:p>
          </table:table-cell>
          <table:table-cell office:value-type="float" office:value="3.9E-2" table:formula="of:=[.F19]*[.E19]" table:style-name="ce3">
            <text:p>3,90E-02</text:p>
          </table:table-cell>
          <table:table-cell table:number-columns-repeated="2" table:style-name="ce1"/>
          <table:table-cell office:value-type="float" office:value="3.9E-2" table:formula="of:=[.$G19]" table:style-name="ce3">
            <text:p>3,9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OPAx388 - MaxDrive</text:p>
          </table:table-cell>
          <table:table-cell office:value-type="float" office:value="5" table:style-name="ce4">
            <text:p>5</text:p>
          </table:table-cell>
          <table:table-cell office:value-type="float" office:value="0.05" table:style-name="ce5">
            <text:p>5,00E-02</text:p>
          </table:table-cell>
          <table:table-cell office:value-type="float" office:value="0.25" table:formula="of:=[.C20]*[.D20]" table:style-name="ce5">
            <text:p>2,50E-01</text:p>
          </table:table-cell>
          <table:table-cell table:style-name="ce4"/>
          <table:table-cell office:value-type="float" office:value="0" table:formula="of:=[.F20]*[.E20]" table:style-name="ce5">
            <text:p>0,00E+00</text:p>
          </table:table-cell>
          <table:table-cell table:number-columns-repeated="2" table:style-name="ce1"/>
          <table:table-cell office:value-type="float" office:value="0" table:formula="of:=[.$G20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3">
            <text:p>2,30E-03</text:p>
          </table:table-cell>
          <table:table-cell office:value-type="float" office:value="3.6799999999999999E-2" table:formula="of:=[.C21]*[.D21]" table:style-name="ce3">
            <text:p>3,68E-02</text:p>
          </table:table-cell>
          <table:table-cell office:value-type="float" office:value="1" table:style-name="ce1">
            <text:p>1</text:p>
          </table:table-cell>
          <table:table-cell office:value-type="float" office:value="3.6799999999999999E-2" table:formula="of:=[.F21]*[.E21]" table:style-name="ce3">
            <text:p>3,68E-02</text:p>
          </table:table-cell>
          <table:table-cell table:number-columns-repeated="4" table:style-name="ce1"/>
          <table:table-cell office:value-type="float" office:value="3.6799999999999999E-2" table:formula="of:=[.$G21]" table:style-name="ce3">
            <text:p>3,68E-0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3">
            <text:p>6,30E-03</text:p>
          </table:table-cell>
          <table:table-cell office:value-type="float" office:value="3.15E-2" table:formula="of:=[.C22]*[.D22]" table:style-name="ce3">
            <text:p>3,15E-02</text:p>
          </table:table-cell>
          <table:table-cell table:style-name="ce1"/>
          <table:table-cell office:value-type="float" office:value="0" table:formula="of:=[.F22]*[.E22]" table:style-name="ce3">
            <text:p>0,00E+00</text:p>
          </table:table-cell>
          <table:table-cell table:number-columns-repeated="2" table:style-name="ce1"/>
          <table:table-cell office:value-type="float" office:value="0" table:formula="of:=[.$G22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ADS8691 - converting</text:p>
          </table:table-cell>
          <table:table-cell office:value-type="float" office:value="5" table:style-name="ce4">
            <text:p>5</text:p>
          </table:table-cell>
          <table:table-cell office:value-type="float" office:value="1.0500000000000001E-2" table:style-name="ce5">
            <text:p>1,05E-02</text:p>
          </table:table-cell>
          <table:table-cell office:value-type="float" office:value="5.2500000000000005E-2" table:formula="of:=[.C23]*[.D23]" table:style-name="ce5">
            <text:p>5,25E-02</text:p>
          </table:table-cell>
          <table:table-cell table:style-name="ce4"/>
          <table:table-cell office:value-type="float" office:value="0" table:formula="of:=[.F23]*[.E23]" table:style-name="ce5">
            <text:p>0,00E+00</text:p>
          </table:table-cell>
          <table:table-cell table:number-columns-repeated="2" table:style-name="ce1"/>
          <table:table-cell office:value-type="float" office:value="0" table:formula="of:=[.$G23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3">
            <text:p>2,80E-03</text:p>
          </table:table-cell>
          <table:table-cell office:value-type="float" office:value="1.4E-2" table:formula="of:=[.C24]*[.D24]" table:style-name="ce3">
            <text:p>1,40E-02</text:p>
          </table:table-cell>
          <table:table-cell office:value-type="float" office:value="1" table:style-name="ce1">
            <text:p>1</text:p>
          </table:table-cell>
          <table:table-cell office:value-type="float" office:value="1.4E-2" table:formula="of:=[.F24]*[.E24]" table:style-name="ce3">
            <text:p>1,40E-02</text:p>
          </table:table-cell>
          <table:table-cell table:number-columns-repeated="2" table:style-name="ce1"/>
          <table:table-cell office:value-type="float" office:value="1.4E-2" table:formula="of:=[.$G24]" table:style-name="ce3">
            <text:p>1,40E-0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3">
            <text:p>1,00E-05</text:p>
          </table:table-cell>
          <table:table-cell office:value-type="float" office:value="5.0000000000000002E-5" table:formula="of:=[.C25]*[.D25]" table:style-name="ce3">
            <text:p>5,00E-0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2E-5" table:formula="of:=[.F25]*[.E25]" table:style-name="ce3">
            <text:p>5,00E-05</text:p>
          </table:table-cell>
          <table:table-cell table:number-columns-repeated="2" table:style-name="ce1"/>
          <table:table-cell office:value-type="float" office:value="5.0000000000000002E-5" table:formula="of:=[.$G25]" table:style-name="ce3">
            <text:p>5,00E-0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3">
            <text:p>2,50E-04</text:p>
          </table:table-cell>
          <table:table-cell office:value-type="float" office:value="8.25E-4" table:formula="of:=[.C26]*[.D26]" table:style-name="ce3">
            <text:p>8,25E-04</text:p>
          </table:table-cell>
          <table:table-cell table:style-name="ce1"/>
          <table:table-cell office:value-type="float" office:value="0" table:formula="of:=[.F26]*[.E26]" table:style-name="ce3">
            <text:p>0,00E+00</text:p>
          </table:table-cell>
          <table:table-cell table:style-name="ce1"/>
          <table:table-cell office:value-type="float" office:value="0" table:formula="of:=[.$G26]" table:style-name="ce3">
            <text:p>0,00E+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27]*[.D27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27]*[.E27]" table:style-name="ce3">
            <text:p>3,30E-06</text:p>
          </table:table-cell>
          <table:table-cell table:style-name="ce1"/>
          <table:table-cell office:value-type="float" office:value="3.2999999999999997E-6" table:formula="of:=[.$G27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OPA189 - quiescent max</text:p>
          </table:table-cell>
          <table:table-cell office:value-type="float" office:value="16" table:style-name="ce1">
            <text:p>16</text:p>
          </table:table-cell>
          <table:table-cell office:value-type="float" office:value="1.6999999999999999E-3" table:style-name="ce3">
            <text:p>1,70E-03</text:p>
          </table:table-cell>
          <table:table-cell office:value-type="float" office:value="2.7199999999999998E-2" table:formula="of:=[.C28]*[.D28]" table:style-name="ce3">
            <text:p>2,72E-02</text:p>
          </table:table-cell>
          <table:table-cell table:style-name="ce1"/>
          <table:table-cell office:value-type="float" office:value="0" table:formula="of:=[.F28]*[.E28]" table:style-name="ce3">
            <text:p>0,00E+00</text:p>
          </table:table-cell>
          <table:table-cell table:style-name="ce1"/>
          <table:table-cell table:style-name="ce3"/>
          <table:table-cell table:number-columns-repeated="2" table:style-name="ce1"/>
          <table:table-cell office:value-type="float" office:value="0" table:formula="of:=[.$G28]" table:style-name="ce3">
            <text:p>0,00E+00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LSF0108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5" table:formula="of:=5*0.000005" table:style-name="ce1">
            <text:p>0,000025</text:p>
          </table:table-cell>
          <table:table-cell office:value-type="float" office:value="8.25E-5" table:formula="of:=[.C30]*[.D30]" table:style-name="ce3">
            <text:p>8,25E-05</text:p>
          </table:table-cell>
          <table:table-cell office:value-type="float" office:value="2" table:style-name="ce1">
            <text:p>2</text:p>
          </table:table-cell>
          <table:table-cell office:value-type="float" office:value="1.65E-4" table:formula="of:=[.F30]*[.E30]" table:style-name="ce3">
            <text:p>1,65E-04</text:p>
          </table:table-cell>
          <table:table-cell table:style-name="ce1"/>
          <table:table-cell office:value-type="float" office:value="1.65E-4" table:formula="of:=[.$G30]" table:style-name="ce3">
            <text:p>1,65E-0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4">
            <text:p>PU - 10x 5V 10k</text:p>
          </table:table-cell>
          <table:table-cell office:value-type="float" office:value="5" table:style-name="ce4">
            <text:p>5</text:p>
          </table:table-cell>
          <table:table-cell office:value-type="float" office:value="5.0000000000000001E-4" table:formula="of:=[.C31]/10000" table:style-name="ce4">
            <text:p>0,0005</text:p>
          </table:table-cell>
          <table:table-cell office:value-type="float" office:value="2.5000000000000001E-3" table:formula="of:=[.C31]*[.D31]" table:style-name="ce5">
            <text:p>2,50E-03</text:p>
          </table:table-cell>
          <table:table-cell table:style-name="ce4"/>
          <table:table-cell office:value-type="float" office:value="0" table:formula="of:=[.F31]*[.E31]" table:style-name="ce5">
            <text:p>0,00E+00</text:p>
          </table:table-cell>
          <table:table-cell table:style-name="ce1"/>
          <table:table-cell table:style-name="ce3"/>
          <table:table-cell office:value-type="float" office:value="0" table:formula="of:=[.$G31]" table:style-name="ce3">
            <text:p>0,00E+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PU - 10x 3V3 10k</text:p>
          </table:table-cell>
          <table:table-cell office:value-type="float" office:value="3.3" table:style-name="ce4">
            <text:p>3,3</text:p>
          </table:table-cell>
          <table:table-cell office:value-type="float" office:value="3.3E-4" table:formula="of:=[.C32]/10000" table:style-name="ce4">
            <text:p>0,00033</text:p>
          </table:table-cell>
          <table:table-cell office:value-type="float" office:value="1.0889999999999999E-3" table:formula="of:=[.C32]*[.D32]" table:style-name="ce5">
            <text:p>1,09E-03</text:p>
          </table:table-cell>
          <table:table-cell office:value-type="float" office:value="10" table:style-name="ce4">
            <text:p>10</text:p>
          </table:table-cell>
          <table:table-cell office:value-type="float" office:value="1.0889999999999999E-2" table:formula="of:=[.F32]*[.E32]" table:style-name="ce5">
            <text:p>1,09E-02</text:p>
          </table:table-cell>
          <table:table-cell table:style-name="ce1"/>
          <table:table-cell office:value-type="float" office:value="1.0889999999999999E-2" table:formula="of:=[.$G32]" table:style-name="ce3">
            <text:p>1,09E-0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LAS4684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1E-4" table:style-name="ce3">
            <text:p>2,00E-04</text:p>
          </table:table-cell>
          <table:table-cell office:value-type="float" office:value="1E-3" table:formula="of:=[.C33]*[.D33]" table:style-name="ce3">
            <text:p>1,00E-03</text:p>
          </table:table-cell>
          <table:table-cell office:value-type="float" office:value="9" table:style-name="ce1">
            <text:p>9</text:p>
          </table:table-cell>
          <table:table-cell office:value-type="float" office:value="9.0000000000000011E-3" table:formula="of:=[.F33]*[.E33]" table:style-name="ce3">
            <text:p>9,00E-03</text:p>
          </table:table-cell>
          <table:table-cell table:number-columns-repeated="2" table:style-name="ce1"/>
          <table:table-cell office:value-type="float" office:value="9.0000000000000011E-3" table:formula="of:=[.$G33]" table:style-name="ce3">
            <text:p>9,00E-0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HCT2G0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3">
            <text:p>1,00E-06</text:p>
          </table:table-cell>
          <table:table-cell office:value-type="float" office:value="3.2999999999999997E-6" table:formula="of:=[.C34]*[.D34]" table:style-name="ce3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34]*[.E34]" table:style-name="ce3">
            <text:p>3,30E-06</text:p>
          </table:table-cell>
          <table:table-cell table:style-name="ce1"/>
          <table:table-cell office:value-type="float" office:value="3.2999999999999997E-6" table:formula="of:=[.$G34]" table:style-name="ce3">
            <text:p>3,3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C7WH</text:p>
          </table:table-cell>
          <table:table-cell office:value-type="float" office:value="3.3" table:style-name="ce1">
            <text:p>3,3</text:p>
          </table:table-cell>
          <table:table-cell office:value-type="float" office:value="1.9999999999999999E-6" table:style-name="ce3">
            <text:p>2,00E-06</text:p>
          </table:table-cell>
          <table:table-cell office:value-type="float" office:value="6.5999999999999995E-6" table:formula="of:=[.C35]*[.D35]" table:style-name="ce3">
            <text:p>6,60E-06</text:p>
          </table:table-cell>
          <table:table-cell office:value-type="float" office:value="1" table:style-name="ce1">
            <text:p>1</text:p>
          </table:table-cell>
          <table:table-cell office:value-type="float" office:value="6.5999999999999995E-6" table:formula="of:=[.F35]*[.E35]" table:style-name="ce3">
            <text:p>6,60E-06</text:p>
          </table:table-cell>
          <table:table-cell table:style-name="ce1"/>
          <table:table-cell office:value-type="float" office:value="6.5999999999999995E-6" table:formula="of:=[.$G35]" table:style-name="ce3">
            <text:p>6,60E-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74HC4066</text:p>
          </table:table-cell>
          <table:table-cell office:value-type="float" office:value="5" table:style-name="ce1">
            <text:p>5</text:p>
          </table:table-cell>
          <table:table-cell office:value-type="float" office:value="2.0000000000000002E-5" table:style-name="ce3">
            <text:p>2,00E-05</text:p>
          </table:table-cell>
          <table:table-cell office:value-type="float" office:value="1E-4" table:formula="of:=[.C36]*[.D36]" table:style-name="ce3">
            <text:p>1,00E-04</text:p>
          </table:table-cell>
          <table:table-cell office:value-type="float" office:value="1" table:style-name="ce1">
            <text:p>1</text:p>
          </table:table-cell>
          <table:table-cell office:value-type="float" office:value="1E-4" table:formula="of:=[.F36]*[.E36]" table:style-name="ce3">
            <text:p>1,00E-04</text:p>
          </table:table-cell>
          <table:table-cell table:style-name="ce1"/>
          <table:table-cell table:style-name="ce3"/>
          <table:table-cell office:value-type="float" office:value="1E-4" table:formula="of:=[.$G36]" table:style-name="ce3">
            <text:p>1,00E-04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5V_LDO_LOSS</text:p>
          </table:table-cell>
          <table:table-cell table:style-name="ce1"/>
          <table:table-cell table:style-name="ce3"/>
          <table:table-cell office:value-type="float" office:value="2.8712049999999999E-2" table:formula="of:=[.J41]*(6-5)/5" table:style-name="ce3">
            <text:p>2,87E-02</text:p>
          </table:table-cell>
          <table:table-cell office:value-type="float" office:value="1" table:style-name="ce1">
            <text:p>1</text:p>
          </table:table-cell>
          <table:table-cell office:value-type="float" office:value="2.8712049999999999E-2" table:formula="of:=[.F38]*[.E38]" table:style-name="ce3">
            <text:p>2,87E-02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3V3_LDO_LOSS</text:p>
          </table:table-cell>
          <table:table-cell table:style-name="ce1"/>
          <table:table-cell table:style-name="ce3"/>
          <table:table-cell office:value-type="float" office:value="9.0695000000000012E-3" table:formula="of:=[.I41] *(5-3.3)/3.3" table:style-name="ce3">
            <text:p>9,07E-03</text:p>
          </table:table-cell>
          <table:table-cell office:value-type="float" office:value="1" table:style-name="ce1">
            <text:p>1</text:p>
          </table:table-cell>
          <table:table-cell office:value-type="float" office:value="9.0695000000000012E-3" table:formula="of:=[.F39]*[.E39]" table:style-name="ce3">
            <text:p>9,07E-03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/>
          <table:table-cell office:value-type="string" table:style-name="ce6">
            <text:p>Beaglebone MAX</text:p>
          </table:table-cell>
          <table:table-cell office:value-type="float" office:value="5" table:style-name="ce6">
            <text:p>5</text:p>
          </table:table-cell>
          <table:table-cell office:value-type="float" office:value="0.39" table:style-name="ce7">
            <text:p>3,90E-01</text:p>
          </table:table-cell>
          <table:table-cell office:value-type="float" office:value="1.9500000000000002" table:formula="of:=[.C40]*[.D40]" table:style-name="ce7">
            <text:p>1,95E+0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[.F40]*[.E40]" table:style-name="ce7">
            <text:p>0,00E+00</text:p>
          </table:table-cell>
          <table:table-cell table:style-name="ce8"/>
          <table:table-cell table:style-name="ce9"/>
          <table:table-cell table:number-columns-repeated="3" table:style-name="ce8"/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_W</text:p>
          </table:table-cell>
          <table:table-cell office:value-type="float" office:value="0.271932005882353" table:formula="of:= SUM([.G4:.G40])" table:style-name="ce10">
            <text:p>0,272</text:p>
          </table:table-cell>
          <table:table-cell office:value-type="string" table:style-name="ce1">
            <text:p>P_SUMs</text:p>
          </table:table-cell>
          <table:table-cell office:value-type="float" office:value="1.76055E-2" table:formula="of:= SUM([.I4:.I35])" table:style-name="ce10">
            <text:p>0,018</text:p>
          </table:table-cell>
          <table:table-cell office:value-type="float" office:value="0.14356025" table:formula="of:= SUM([.J4:.J35])" table:style-name="ce10">
            <text:p>0,144</text:p>
          </table:table-cell>
          <table:table-cell office:value-type="float" office:value="3.6084705882352942E-2" table:formula="of:= SUM([.K4:.K35])" table:style-name="ce10">
            <text:p>0,036</text:p>
          </table:table-cell>
          <table:table-cell office:value-type="float" office:value="3.6799999999999999E-2" table:formula="of:= SUM([.L4:.L35])" table:style-name="ce10">
            <text:p>0,037</text:p>
          </table:table-cell>
          <table:table-cell table:number-columns-repeated="16372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I_mA</text:p>
          </table:table-cell>
          <table:table-cell office:value-type="float" office:value="5.4386401176470603E-2" table:formula="of:=[.G41]/5" table:style-name="ce1">
            <text:p>0,054386401</text:p>
          </table:table-cell>
          <table:table-cell table:style-name="ce1"/>
          <table:table-cell table:number-columns-repeated="4" table:style-name="ce10"/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MAX.B3:MAX.L40" table:name="Table2" table:display-filter-buttons="true"/>
        <table:database-range table:target-range-address="MIN.B3:MIN.L40" table:name="Table23" table:display-filter-buttons="true"/>
        <table:database-range table:target-range-address="MIN_emu.B3:MIN_emu.L40" table:name="Table2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gmo</meta:initial-creator>
    <dc:creator>ingmo</dc:creator>
    <meta:creation-date>2021-01-23T13:22:30Z</meta:creation-date>
    <dc:date>2021-06-26T22:54:45Z</dc:date>
  </office:meta>
</office:document-meta>
</file>